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09dd"/>
    </style:style>
    <style:style style:name="P2" style:family="paragraph" style:parent-style-name="Standard">
      <style:text-properties officeooo:rsid="001909dd" officeooo:paragraph-rsid="001909dd"/>
    </style:style>
    <style:style style:name="P3" style:family="paragraph" style:parent-style-name="Standard">
      <style:text-properties fo:font-weight="bold" officeooo:paragraph-rsid="001909dd" style:font-weight-asian="bold" style:font-weight-complex="bold"/>
    </style:style>
    <style:style style:name="P4" style:family="paragraph" style:parent-style-name="Standard">
      <style:text-properties fo:font-weight="bold" officeooo:rsid="001995f3" officeooo:paragraph-rsid="001995f3" style:font-weight-asian="bold" style:font-weight-complex="bold"/>
    </style:style>
    <style:style style:name="P5" style:family="paragraph" style:parent-style-name="Standard">
      <style:text-properties officeooo:rsid="001995f3" officeooo:paragraph-rsid="001995f3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Footer">
      <style:text-properties fo:font-size="9pt" style:font-size-asian="9pt" style:font-size-complex="9pt"/>
    </style:style>
    <style:style style:name="T1" style:family="text">
      <style:text-properties officeooo:rsid="001909dd"/>
    </style:style>
    <style:style style:name="T2" style:family="text">
      <style:text-properties officeooo:rsid="00196f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ipapo: Admin &amp; functions</text:span></text:p>
      <text:p text:style-name="P3"/>
      <text:p text:style-name="P3">1) Admin functions in the backend:</text:p>
      <text:p text:style-name="Standard"/>
      <text:p text:style-name="Standard">Order food, ADMIN:</text:p>
      <text:p text:style-name="Standard">- Deactivate product when sold out <text:span text:style-name="T1">and reactivate again</text:span></text:p>
      <text:p text:style-name="Standard"/>
      <text:p text:style-name="Standard">Food/Drinks Card, ADMIN:</text:p>
      <text:p text:style-name="Standard">- Create &amp; edit <text:span text:style-name="T1">&amp; delete</text:span> food/beverages (exchange pictures, adjust description text, define and assign portion sizes, define net/gross price, add allergens, assign category<text:span text:style-name="T1">)</text:span></text:p>
      <text:p text:style-name="Standard">- Define <text:span text:style-name="T1">supplement</text:span> (type of <text:span text:style-name="T1">supplement</text:span>, price)</text:p>
      <text:p text:style-name="Standard">- Create Categories</text:p>
      <text:p text:style-name="Standard">- Ability to automatically send individual dishes to <text:span text:style-name="T1">pipapo‘s</text:span> Facebook account for publication</text:p>
      <text:p text:style-name="Standard"/>
      <text:p text:style-name="Standard">Contact, ADMIN:</text:p>
      <text:p text:style-name="Standard">- Change contact details (address, phone number, email address, website)</text:p>
      <text:p text:style-name="Standard">- Specify payment methods (Paypal, Sofort-Klarna, Kreditkate</text:p>
      <text:p text:style-name="Standard">- Enter or change additional information: Opening hours / Directions / Handicapped accessible / Tables / Parking / Smoking area etc.</text:p>
      <text:p text:style-name="Standard"/>
      <text:p text:style-name="Standard">Gallery, ADMIN</text:p>
      <text:p text:style-name="Standard">- Insert / <text:span text:style-name="T1">delete</text:span> images</text:p>
      <text:p text:style-name="Standard"/>
      <text:p text:style-name="Standard">Restaurant, ADMIN:</text:p>
      <text:p text:style-name="Standard">- Add locations and information (address, opening hours, contact details)</text:p>
      <text:p text:style-name="Standard">- Insert location</text:p>
      <text:p text:style-name="Standard">- Insert description text</text:p>
      <text:p text:style-name="Standard">- <text:span text:style-name="T1">Insert pictures</text:span></text:p>
      <text:p text:style-name="Standard"/>
      <text:p text:style-name="Standard">Bonus points , ADMIN:</text:p>
      <text:p text:style-name="Standard">- Define bonus stamp + describe / change bonus system - Admin can determine at how many points (after how many visits) someone gets a reward, e.g. a free meal </text:p>
      <text:p text:style-name="Standard">- if he wants to limit the validity period: Define validity period</text:p>
      <text:p text:style-name="Standard">- activate / deactivate</text:p>
      <text:p text:style-name="Standard"/>
      <text:p text:style-name="Standard">Imprint / Privacy Policy / Revocation Policy / Info / Help - <text:s/>ADMIN:</text:p>
      <text:p text:style-name="Standard">- Insert / edit / <text:span text:style-name="T1">delete</text:span> text</text:p>
      <text:p text:style-name="Standard">- Insert images when needed</text:p>
      <text:p text:style-name="Standard">- Make links (important for info / help)</text:p>
      <text:p text:style-name="Standard"/>
      <text:p text:style-name="Standard">Rating, <text:span text:style-name="T1">ADMIN</text:span>:</text:p>
      <text:p text:style-name="Standard">- react to ratings</text:p>
      <text:p text:style-name="Standard"/>
      <text:p text:style-name="Standard">Push-Notification, <text:span text:style-name="T1">ADMIN</text:span>:</text:p>
      <text:p text:style-name="P1">- Admin <text:span text:style-name="T1">can create / edit / delete text and if included bonus-action for push-notification</text:span></text:p>
      <text:p text:style-name="P1"><text:span text:style-name="T1">- verify / edit target group</text:span></text:p>
      <text:p text:style-name="P2">- send push-notifications</text:p>
      <text:p text:style-name="P1"/>
      <text:p text:style-name="Standard"/>
      <text:p text:style-name="Standard"/>
      <text:p text:style-name="Standard"/>
      <text:p text:style-name="P6">2) Functions in the frontend, described in parentheses <text:span text:style-name="T2">where it shall stand</text:span>, and what it is</text:p>
      <text:p text:style-name="Standard"/>
      <text:p text:style-name="P1"/>
      <text:p text:style-name="P1"><text:s text:c="4"/>- <text:s/>bonus points (own tab in the menu): per visit the customer gets <text:span text:style-name="T2">a bonus point</text:span> - with a smartphone the restaurant code is scanned - after 10 points a drink is free. <text:s/>(to be specified) <text:span text:style-name="T2">&amp;</text:span> I can recommend <text:span text:style-name="T2">the </text:span>App, restaurant owner gives me <text:span text:style-name="T2">a bonus point</text:span> for it </text:p>
      <text:p text:style-name="Standard"><text:s text:c="6"/></text:p>
      <text:p text:style-name="Standard"><text:s text:c="4"/>- Geotargeting (no own tab - automatic<text:span text:style-name="T2">ally</text:span>): LIMIT (max. one message per day per person): If a customer comes close to the restaurant, he will receive a notification, such as "Come by and get 10% discount on your meal!".</text:p>
      <text:p text:style-name="Standard"><text:s text:c="6"/></text:p>
      <text:p text:style-name="Standard"><text:s text:c="4"/>- Pre-order (with order procedure payment handling): Possibility with <text:span text:style-name="T2">checkmark </text:span>"Pre-order" and setting Date/Time → if checkmark is set: 1) new field appears for selection "self-collection" / "delivery" →<text:span text:style-name="T2"> </text:span>if checkmark is set -<text:span text:style-name="T2">&gt;</text:span> forwarding to payment with „Sofort-Überweisung“ <text:span text:style-name="T2">(immediately transfer, only possible with this payment-method)</text:span></text:p>
      <text:p text:style-name="Standard"><text:s text:c="6"/></text:p>
      <text:p text:style-name="Standard"><text:s text:c="4"/>- <text:span text:style-name="T2">buying online</text:span> in<text:span text:style-name="T2">c</text:span>l. Re-Order (<text:span text:style-name="T2">own tab</text:span>): either order online and have it delivered or order and pick it up or order and determine when I want it picked up / delivered (with calendar function) </text:p>
      <text:p text:style-name="Standard"><text:s text:c="6"/></text:p>
      <text:p text:style-name="Standard"><text:s text:c="4"/>- Menu as PDF Download <text:span text:style-name="T2">available</text:span>: Button "Download Map as PDF".</text:p>
      <text:p text:style-name="Standard"><text:s text:c="6"/></text:p>
      <text:p text:style-name="Standard"><text:s text:c="4"/>- <text:span text:style-name="T2">Review</text:span> function (after delivery push notification): "How did your food taste? Write us a review!</text:p>
      <text:p text:style-name="Standard"><text:s text:c="6"/></text:p>
      <text:p text:style-name="Standard"><text:s text:c="4"/>- <text:span text:style-name="T2">Possibility to e</text:span>nter two delivery addresses (under tab Settings) - e.g. My account → my delivery address → add second</text:p>
      <text:p text:style-name="Standard"><text:s text:c="6"/></text:p>
      <text:p text:style-name="Standard"><text:s text:c="4"/>- Birthday function (own item <text:span text:style-name="T2">in menu</text:span>- Birthday action): own screen with text "You have birthday? Indicate when you have a birthday and confirm it on delivery with a photo ID. Then you get ...." - <text:span text:style-name="T2">client</text:span> can define in the backend how action should be <text:s text:c="4"/></text:p>
      <text:p text:style-name="Standard"><text:s text:c="6"/></text:p>
      <text:p text:style-name="Standard"><text:s text:c="4"/>- Tip function (in the order and will be debited immediately): so that is booked separately: own item on invoice - customer can tick "Set tip" and enter amount next to it</text:p>
      <text:p text:style-name="Standard"><text:s text:c="6"/></text:p>
      <text:p text:style-name="Standard"><text:s/></text:p>
      <text:p text:style-name="P4">3) statistics in backend</text:p>
      <text:p text:style-name="P5">The most important statistics values are:</text:p>
      <text:p text:style-name="P5"><text:s text:c="4"/>- Top 5 Bestsellers - which items are bought the most (depending on the period you want)</text:p>
      <text:p text:style-name="P5"><text:s text:c="4"/>- most viewed items - top 5 search terms</text:p>
      <text:p text:style-name="P5"><text:s text:c="4"/>- Main time - the time at which the most orders are placed.</text:p>
      <text:p text:style-name="P5"><text:s text:c="4"/>- Main day - week overview and indication of which day was ordered the most (weekend, during the week etc.)</text:p>
      <text:p text:style-name="P5"><text:s text:c="4"/>- Guests with the most turnover → larger discounts, special promotions</text:p>
      <text:p text:style-name="P5"><text:s text:c="4"/>- Turnover - daily, monthly, annual turnover and period incl. comparison possibility - daily for e.g. because of Christmas / Easter / holidays, monthly: comparison with last year, annual turnover: comparison with last three years</text:p>
      <text:p text:style-name="P5"><text:s text:c="4"/>- Top 5 districts - for advertising purposes </text:p>
      <text:p text:style-name="P5">- Shopping card abandonment rate - to take action (too expensive, app not user-friendly etc.)</text:p>
      <text:p text:style-name="P5">- <text:s/>conversion rate of all visits (the two numbers add up to 100%)</text:p>
      <text:p text:style-name="P5"><text:s text:c="4"/>- Target group (demographic, geographical - if value measurement is possible)</text:p>
      <text:p text:style-name="P5"><text:s text:c="4"/>- New / returning customers (as in graphic right, as in Google Analytics)</text:p>
      <text:p text:style-name="P5"><text:soft-page-break/><text:s text:c="4"/>- average shopping basket value - to measure profitability </text:p>
      <text:p text:style-name="P5"><text:s text:c="4"/>- Recommendation rate (sharing on social media, recommendation in app with contact details)</text:p>
      <text:p text:style-name="P5"><text:s text:c="4"/>- average rating - so that he can react if too low</text:p>
      <text:p text:style-name="P5"/>
      <text:p text:style-name="P5"/>
      <text:p text:style-name="P4">4) Geotargeting:</text:p>
      <text:p text:style-name="P5"><text:s text:c="4"/>- Frequency - max. once a day / mobile phone number with the possibility of setting the frequency yourself with the lowest frequency the option: "be informed once a week about actions".</text:p>
      <text:p text:style-name="P5"><text:s text:c="4"/>- Examples so it doesn't get on your nerves:</text:p>
      <text:p text:style-name="P5"><text:s text:c="6"/>"You were near us, come by!" / "Now 10% discount on our lunch menu!" / "Come by with a colleague during your lunch break and get 10% discount!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1:08:33.976000000</meta:creation-date>
    <dc:date>2019-08-19T01:32:36.714000000</dc:date>
    <meta:editing-duration>PT13M19S</meta:editing-duration>
    <meta:editing-cycles>4</meta:editing-cycles>
    <meta:generator>LibreOffice/5.4.7.2$Windows_X86_64 LibreOffice_project/c838ef25c16710f8838b1faec480ebba495259d0</meta:generator>
    <meta:document-statistic meta:table-count="0" meta:image-count="0" meta:object-count="0" meta:page-count="3" meta:paragraph-count="75" meta:word-count="850" meta:character-count="5149" meta:non-whitespace-character-count="4197"/>
  </office:meta>
</office:document-meta>
</file>